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_dc_27fpp_0.txt:#</text:p>
          </table:table-cell>
          <table:table-cell office:value-type="string" calcext:value-type="string">
            <text:p>Elapsed:</text:p>
          </table:table-cell>
          <table:table-cell office:value-type="float" office:value="613.10498" calcext:value-type="float">
            <text:p>613.10498</text:p>
          </table:table-cell>
          <table:table-cell table:number-columns-repeated="2"/>
          <table:table-cell office:value-type="string" calcext:value-type="string">
            <text:p>res_dc_27fpp_10.txt:#</text:p>
          </table:table-cell>
          <table:table-cell office:value-type="string" calcext:value-type="string">
            <text:p>Elapsed:</text:p>
          </table:table-cell>
          <table:table-cell office:value-type="float" office:value="196.468063" calcext:value-type="float">
            <text:p>196.468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s_dc_27fpp_1.txt:#</text:p>
          </table:table-cell>
          <table:table-cell office:value-type="string" calcext:value-type="string">
            <text:p>Elapsed:</text:p>
          </table:table-cell>
          <table:table-cell office:value-type="float" office:value="674.583679" calcext:value-type="float">
            <text:p>674.583679</text:p>
          </table:table-cell>
        </table:table-row>
        <table:table-row table:style-name="ro1">
          <table:table-cell/>
          <table:table-cell office:value-type="string" calcext:value-type="string">
            <text:p>res_dc_27fpp_ls_0.txt:#</text:p>
          </table:table-cell>
          <table:table-cell office:value-type="string" calcext:value-type="string">
            <text:p>Elapsed:</text:p>
          </table:table-cell>
          <table:table-cell office:value-type="float" office:value="831.053589" calcext:value-type="float">
            <text:p>831.053589</text:p>
          </table:table-cell>
          <table:table-cell table:formula="of:=1-[.D2]/[.D4]" office:value-type="float" office:value="0.262255782159916" calcext:value-type="float">
            <text:p>0.2622557822</text:p>
          </table:table-cell>
          <table:table-cell/>
          <table:table-cell office:value-type="string" calcext:value-type="string">
            <text:p>res_dc_27fpp_2.txt:#</text:p>
          </table:table-cell>
          <table:table-cell office:value-type="string" calcext:value-type="string">
            <text:p>Elapsed:</text:p>
          </table:table-cell>
          <table:table-cell office:value-type="float" office:value="411.196625" calcext:value-type="float">
            <text:p>411.196625</text:p>
          </table:table-cell>
        </table:table-row>
        <table:table-row table:style-name="ro1">
          <table:table-cell/>
          <table:table-cell office:value-type="string" calcext:value-type="string">
            <text:p>res_dc_27fpp_ls_1.txt:#</text:p>
          </table:table-cell>
          <table:table-cell office:value-type="string" calcext:value-type="string">
            <text:p>Elapsed:</text:p>
          </table:table-cell>
          <table:table-cell office:value-type="float" office:value="893.51709" calcext:value-type="float">
            <text:p>893.51709</text:p>
          </table:table-cell>
          <table:table-cell table:number-columns-repeated="2"/>
          <table:table-cell office:value-type="string" calcext:value-type="string">
            <text:p>res_dc_27fpp_3.txt:#</text:p>
          </table:table-cell>
          <table:table-cell office:value-type="string" calcext:value-type="string">
            <text:p>Elapsed:</text:p>
          </table:table-cell>
          <table:table-cell office:value-type="float" office:value="295.5513" calcext:value-type="float">
            <text:p>295.5513</text:p>
          </table:table-cell>
        </table:table-row>
        <table:table-row table:style-name="ro1">
          <table:table-cell/>
          <table:table-cell office:value-type="string" calcext:value-type="string">
            <text:p>res_dc_27fpp_ls_2.txt:#</text:p>
          </table:table-cell>
          <table:table-cell office:value-type="string" calcext:value-type="string">
            <text:p>Elapsed:</text:p>
          </table:table-cell>
          <table:table-cell office:value-type="float" office:value="528.038208" calcext:value-type="float">
            <text:p>528.038208</text:p>
          </table:table-cell>
          <table:table-cell table:number-columns-repeated="2"/>
          <table:table-cell office:value-type="string" calcext:value-type="string">
            <text:p>res_dc_27fpp_4.txt:#</text:p>
          </table:table-cell>
          <table:table-cell office:value-type="string" calcext:value-type="string">
            <text:p>Elapsed:</text:p>
          </table:table-cell>
          <table:table-cell office:value-type="float" office:value="242.879135" calcext:value-type="float">
            <text:p>242.879135</text:p>
          </table:table-cell>
        </table:table-row>
        <table:table-row table:style-name="ro1">
          <table:table-cell/>
          <table:table-cell office:value-type="string" calcext:value-type="string">
            <text:p>res_dc_27fpp_ls_3.txt:#</text:p>
          </table:table-cell>
          <table:table-cell office:value-type="string" calcext:value-type="string">
            <text:p>Elapsed:</text:p>
          </table:table-cell>
          <table:table-cell office:value-type="float" office:value="377.991119" calcext:value-type="float">
            <text:p>377.991119</text:p>
          </table:table-cell>
          <table:table-cell table:number-columns-repeated="2"/>
          <table:table-cell office:value-type="string" calcext:value-type="string">
            <text:p>res_dc_27fpp_5.txt:#</text:p>
          </table:table-cell>
          <table:table-cell office:value-type="string" calcext:value-type="string">
            <text:p>Elapsed:</text:p>
          </table:table-cell>
          <table:table-cell office:value-type="float" office:value="219.058426" calcext:value-type="float">
            <text:p>219.058426</text:p>
          </table:table-cell>
        </table:table-row>
        <table:table-row table:style-name="ro1">
          <table:table-cell/>
          <table:table-cell office:value-type="string" calcext:value-type="string">
            <text:p>res_dc_27fpp_ls_4.txt:#</text:p>
          </table:table-cell>
          <table:table-cell office:value-type="string" calcext:value-type="string">
            <text:p>Elapsed:</text:p>
          </table:table-cell>
          <table:table-cell office:value-type="float" office:value="308.576294" calcext:value-type="float">
            <text:p>308.576294</text:p>
          </table:table-cell>
          <table:table-cell table:number-columns-repeated="2"/>
          <table:table-cell office:value-type="string" calcext:value-type="string">
            <text:p>res_dc_27fpp_6.txt:#</text:p>
          </table:table-cell>
          <table:table-cell office:value-type="string" calcext:value-type="string">
            <text:p>Elapsed:</text:p>
          </table:table-cell>
          <table:table-cell office:value-type="float" office:value="203.598282" calcext:value-type="float">
            <text:p>203.598282</text:p>
          </table:table-cell>
        </table:table-row>
        <table:table-row table:style-name="ro1">
          <table:table-cell/>
          <table:table-cell office:value-type="string" calcext:value-type="string">
            <text:p>res_dc_27fpp_ls_5.txt:#</text:p>
          </table:table-cell>
          <table:table-cell office:value-type="string" calcext:value-type="string">
            <text:p>Elapsed:</text:p>
          </table:table-cell>
          <table:table-cell office:value-type="float" office:value="276.308655" calcext:value-type="float">
            <text:p>276.308655</text:p>
          </table:table-cell>
          <table:table-cell table:number-columns-repeated="2"/>
          <table:table-cell office:value-type="string" calcext:value-type="string">
            <text:p>res_dc_27fpp_7.txt:#</text:p>
          </table:table-cell>
          <table:table-cell office:value-type="string" calcext:value-type="string">
            <text:p>Elapsed:</text:p>
          </table:table-cell>
          <table:table-cell office:value-type="float" office:value="197.684875" calcext:value-type="float">
            <text:p>197.684875</text:p>
          </table:table-cell>
        </table:table-row>
        <table:table-row table:style-name="ro1">
          <table:table-cell/>
          <table:table-cell office:value-type="string" calcext:value-type="string">
            <text:p>res_dc_27fpp_ls_6.txt:#</text:p>
          </table:table-cell>
          <table:table-cell office:value-type="string" calcext:value-type="string">
            <text:p>Elapsed:</text:p>
          </table:table-cell>
          <table:table-cell office:value-type="float" office:value="253.988358" calcext:value-type="float">
            <text:p>253.988358</text:p>
          </table:table-cell>
          <table:table-cell table:number-columns-repeated="2"/>
          <table:table-cell office:value-type="string" calcext:value-type="string">
            <text:p>res_dc_27fpp_8.txt:#</text:p>
          </table:table-cell>
          <table:table-cell office:value-type="string" calcext:value-type="string">
            <text:p>Elapsed:</text:p>
          </table:table-cell>
          <table:table-cell office:value-type="float" office:value="191.774948" calcext:value-type="float">
            <text:p>191.774948</text:p>
          </table:table-cell>
        </table:table-row>
        <table:table-row table:style-name="ro1">
          <table:table-cell/>
          <table:table-cell office:value-type="string" calcext:value-type="string">
            <text:p>res_dc_27fpp_ls_7.txt:#</text:p>
          </table:table-cell>
          <table:table-cell office:value-type="string" calcext:value-type="string">
            <text:p>Elapsed:</text:p>
          </table:table-cell>
          <table:table-cell office:value-type="float" office:value="238.92067" calcext:value-type="float">
            <text:p>238.92067</text:p>
          </table:table-cell>
          <table:table-cell table:number-columns-repeated="2"/>
          <table:table-cell office:value-type="string" calcext:value-type="string">
            <text:p>res_dc_27fpp_9.txt:#</text:p>
          </table:table-cell>
          <table:table-cell office:value-type="string" calcext:value-type="string">
            <text:p>Elapsed:</text:p>
          </table:table-cell>
          <table:table-cell office:value-type="float" office:value="200.524429" calcext:value-type="float">
            <text:p>200.524429</text:p>
          </table:table-cell>
        </table:table-row>
        <table:table-row table:style-name="ro1">
          <table:table-cell/>
          <table:table-cell office:value-type="string" calcext:value-type="string">
            <text:p>res_dc_27fpp_ls_8.txt:#</text:p>
          </table:table-cell>
          <table:table-cell office:value-type="string" calcext:value-type="string">
            <text:p>Elapsed:</text:p>
          </table:table-cell>
          <table:table-cell office:value-type="float" office:value="227.728195" calcext:value-type="float">
            <text:p>227.7281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27fpp_ls_9.txt:#</text:p>
          </table:table-cell>
          <table:table-cell office:value-type="string" calcext:value-type="string">
            <text:p>Elapsed:</text:p>
          </table:table-cell>
          <table:table-cell office:value-type="float" office:value="237.013504" calcext:value-type="float">
            <text:p>237.013504</text:p>
          </table:table-cell>
          <table:table-cell table:number-columns-repeated="2"/>
          <table:table-cell office:value-type="string" calcext:value-type="string">
            <text:p>res_dc_euclid_10.txt:#</text:p>
          </table:table-cell>
          <table:table-cell office:value-type="string" calcext:value-type="string">
            <text:p>Elapsed:</text:p>
          </table:table-cell>
          <table:table-cell office:value-type="float" office:value="13.729857" calcext:value-type="float">
            <text:p>13.729857</text:p>
          </table:table-cell>
        </table:table-row>
        <table:table-row table:style-name="ro1">
          <table:table-cell/>
          <table:table-cell office:value-type="string" calcext:value-type="string">
            <text:p>res_dc_27fpp_ls_10.txt:#</text:p>
          </table:table-cell>
          <table:table-cell office:value-type="string" calcext:value-type="string">
            <text:p>Elapsed:</text:p>
          </table:table-cell>
          <table:table-cell office:value-type="float" office:value="227.323013" calcext:value-type="float">
            <text:p>227.323013</text:p>
          </table:table-cell>
          <table:table-cell table:number-columns-repeated="2"/>
          <table:table-cell office:value-type="string" calcext:value-type="string">
            <text:p>res_dc_euclid_1.txt:#</text:p>
          </table:table-cell>
          <table:table-cell office:value-type="string" calcext:value-type="string">
            <text:p>Elapsed:</text:p>
          </table:table-cell>
          <table:table-cell office:value-type="float" office:value="32.87804" calcext:value-type="float">
            <text:p>32.878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s_dc_euclid_2.txt:#</text:p>
          </table:table-cell>
          <table:table-cell office:value-type="string" calcext:value-type="string">
            <text:p>Elapsed:</text:p>
          </table:table-cell>
          <table:table-cell office:value-type="float" office:value="20.834747" calcext:value-type="float">
            <text:p>20.8347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s_dc_euclid_3.txt:#</text:p>
          </table:table-cell>
          <table:table-cell office:value-type="string" calcext:value-type="string">
            <text:p>Elapsed:</text:p>
          </table:table-cell>
          <table:table-cell office:value-type="float" office:value="16.661636" calcext:value-type="float">
            <text:p>16.661636</text:p>
          </table:table-cell>
        </table:table-row>
        <table:table-row table:style-name="ro1">
          <table:table-cell/>
          <table:table-cell office:value-type="string" calcext:value-type="string">
            <text:p>res_dc_euclid_0.txt:#</text:p>
          </table:table-cell>
          <table:table-cell office:value-type="string" calcext:value-type="string">
            <text:p>Elapsed:</text:p>
          </table:table-cell>
          <table:table-cell office:value-type="float" office:value="28.765614" calcext:value-type="float">
            <text:p>28.765614</text:p>
          </table:table-cell>
          <table:table-cell table:number-columns-repeated="2"/>
          <table:table-cell office:value-type="string" calcext:value-type="string">
            <text:p>res_dc_euclid_4.txt:#</text:p>
          </table:table-cell>
          <table:table-cell office:value-type="string" calcext:value-type="string">
            <text:p>Elapsed:</text:p>
          </table:table-cell>
          <table:table-cell office:value-type="float" office:value="13.605268" calcext:value-type="float">
            <text:p>13.6052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s_dc_euclid_5.txt:#</text:p>
          </table:table-cell>
          <table:table-cell office:value-type="string" calcext:value-type="string">
            <text:p>Elapsed:</text:p>
          </table:table-cell>
          <table:table-cell office:value-type="float" office:value="12.713031" calcext:value-type="float">
            <text:p>12.713031</text:p>
          </table:table-cell>
        </table:table-row>
        <table:table-row table:style-name="ro1">
          <table:table-cell/>
          <table:table-cell office:value-type="string" calcext:value-type="string">
            <text:p>res_dc_euclid_ls_0.txt:#</text:p>
          </table:table-cell>
          <table:table-cell office:value-type="string" calcext:value-type="string">
            <text:p>Elapsed:</text:p>
          </table:table-cell>
          <table:table-cell office:value-type="float" office:value="51.437443" calcext:value-type="float">
            <text:p>51.437443</text:p>
          </table:table-cell>
          <table:table-cell table:formula="of:=1-[.D17]/[.D19]" office:value-type="float" office:value="0.44076508624272" calcext:value-type="float">
            <text:p>0.4407650862</text:p>
          </table:table-cell>
          <table:table-cell/>
          <table:table-cell office:value-type="string" calcext:value-type="string">
            <text:p>res_dc_euclid_6.txt:#</text:p>
          </table:table-cell>
          <table:table-cell office:value-type="string" calcext:value-type="string">
            <text:p>Elapsed:</text:p>
          </table:table-cell>
          <table:table-cell office:value-type="float" office:value="12.005708" calcext:value-type="float">
            <text:p>12.005708</text:p>
          </table:table-cell>
        </table:table-row>
        <table:table-row table:style-name="ro1">
          <table:table-cell/>
          <table:table-cell office:value-type="string" calcext:value-type="string">
            <text:p>res_dc_euclid_ls_1.txt:#</text:p>
          </table:table-cell>
          <table:table-cell office:value-type="string" calcext:value-type="string">
            <text:p>Elapsed:</text:p>
          </table:table-cell>
          <table:table-cell office:value-type="float" office:value="54.446232" calcext:value-type="float">
            <text:p>54.446232</text:p>
          </table:table-cell>
          <table:table-cell table:number-columns-repeated="2"/>
          <table:table-cell office:value-type="string" calcext:value-type="string">
            <text:p>res_dc_euclid_7.txt:#</text:p>
          </table:table-cell>
          <table:table-cell office:value-type="string" calcext:value-type="string">
            <text:p>Elapsed:</text:p>
          </table:table-cell>
          <table:table-cell office:value-type="float" office:value="12.612071" calcext:value-type="float">
            <text:p>12.612071</text:p>
          </table:table-cell>
        </table:table-row>
        <table:table-row table:style-name="ro1">
          <table:table-cell/>
          <table:table-cell office:value-type="string" calcext:value-type="string">
            <text:p>res_dc_euclid_ls_2.txt:#</text:p>
          </table:table-cell>
          <table:table-cell office:value-type="string" calcext:value-type="string">
            <text:p>Elapsed:</text:p>
          </table:table-cell>
          <table:table-cell office:value-type="float" office:value="33.352222" calcext:value-type="float">
            <text:p>33.352222</text:p>
          </table:table-cell>
          <table:table-cell table:number-columns-repeated="2"/>
          <table:table-cell office:value-type="string" calcext:value-type="string">
            <text:p>res_dc_euclid_8.txt:#</text:p>
          </table:table-cell>
          <table:table-cell office:value-type="string" calcext:value-type="string">
            <text:p>Elapsed:</text:p>
          </table:table-cell>
          <table:table-cell office:value-type="float" office:value="13.118842" calcext:value-type="float">
            <text:p>13.118842</text:p>
          </table:table-cell>
        </table:table-row>
        <table:table-row table:style-name="ro1">
          <table:table-cell/>
          <table:table-cell office:value-type="string" calcext:value-type="string">
            <text:p>res_dc_euclid_ls_3.txt:#</text:p>
          </table:table-cell>
          <table:table-cell office:value-type="string" calcext:value-type="string">
            <text:p>Elapsed:</text:p>
          </table:table-cell>
          <table:table-cell office:value-type="float" office:value="25.014994" calcext:value-type="float">
            <text:p>25.014994</text:p>
          </table:table-cell>
          <table:table-cell table:number-columns-repeated="2"/>
          <table:table-cell office:value-type="string" calcext:value-type="string">
            <text:p>res_dc_euclid_9.txt:#</text:p>
          </table:table-cell>
          <table:table-cell office:value-type="string" calcext:value-type="string">
            <text:p>Elapsed:</text:p>
          </table:table-cell>
          <table:table-cell office:value-type="float" office:value="13.12048" calcext:value-type="float">
            <text:p>13.12048</text:p>
          </table:table-cell>
        </table:table-row>
        <table:table-row table:style-name="ro1">
          <table:table-cell/>
          <table:table-cell office:value-type="string" calcext:value-type="string">
            <text:p>res_dc_euclid_ls_4.txt:#</text:p>
          </table:table-cell>
          <table:table-cell office:value-type="string" calcext:value-type="string">
            <text:p>Elapsed:</text:p>
          </table:table-cell>
          <table:table-cell office:value-type="float" office:value="19.73213" calcext:value-type="float">
            <text:p>19.73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euclid_ls_5.txt:#</text:p>
          </table:table-cell>
          <table:table-cell office:value-type="string" calcext:value-type="string">
            <text:p>Elapsed:</text:p>
          </table:table-cell>
          <table:table-cell office:value-type="float" office:value="17.063826" calcext:value-type="float">
            <text:p>17.063826</text:p>
          </table:table-cell>
          <table:table-cell table:number-columns-repeated="2"/>
          <table:table-cell office:value-type="string" calcext:value-type="string">
            <text:p>res_dc_gapa_10.txt:#</text:p>
          </table:table-cell>
          <table:table-cell office:value-type="string" calcext:value-type="string">
            <text:p>Elapsed:</text:p>
          </table:table-cell>
          <table:table-cell office:value-type="float" office:value="45.011917" calcext:value-type="float">
            <text:p>45.011917</text:p>
          </table:table-cell>
        </table:table-row>
        <table:table-row table:style-name="ro1">
          <table:table-cell/>
          <table:table-cell office:value-type="string" calcext:value-type="string">
            <text:p>res_dc_euclid_ls_6.txt:#</text:p>
          </table:table-cell>
          <table:table-cell office:value-type="string" calcext:value-type="string">
            <text:p>Elapsed:</text:p>
          </table:table-cell>
          <table:table-cell office:value-type="float" office:value="16.074484" calcext:value-type="float">
            <text:p>16.074484</text:p>
          </table:table-cell>
          <table:table-cell table:number-columns-repeated="2"/>
          <table:table-cell office:value-type="string" calcext:value-type="string">
            <text:p>res_dc_gapa_1.txt:#</text:p>
          </table:table-cell>
          <table:table-cell office:value-type="string" calcext:value-type="string">
            <text:p>Elapsed:</text:p>
          </table:table-cell>
          <table:table-cell office:value-type="float" office:value="145.939621" calcext:value-type="float">
            <text:p>145.939621</text:p>
          </table:table-cell>
        </table:table-row>
        <table:table-row table:style-name="ro1">
          <table:table-cell/>
          <table:table-cell office:value-type="string" calcext:value-type="string">
            <text:p>res_dc_euclid_ls_7.txt:#</text:p>
          </table:table-cell>
          <table:table-cell office:value-type="string" calcext:value-type="string">
            <text:p>Elapsed:</text:p>
          </table:table-cell>
          <table:table-cell office:value-type="float" office:value="17.405373" calcext:value-type="float">
            <text:p>17.405373</text:p>
          </table:table-cell>
          <table:table-cell table:number-columns-repeated="2"/>
          <table:table-cell office:value-type="string" calcext:value-type="string">
            <text:p>res_dc_gapa_2.txt:#</text:p>
          </table:table-cell>
          <table:table-cell office:value-type="string" calcext:value-type="string">
            <text:p>Elapsed:</text:p>
          </table:table-cell>
          <table:table-cell office:value-type="float" office:value="91.999748" calcext:value-type="float">
            <text:p>91.999748</text:p>
          </table:table-cell>
        </table:table-row>
        <table:table-row table:style-name="ro1">
          <table:table-cell/>
          <table:table-cell office:value-type="string" calcext:value-type="string">
            <text:p>res_dc_euclid_ls_8.txt:#</text:p>
          </table:table-cell>
          <table:table-cell office:value-type="string" calcext:value-type="string">
            <text:p>Elapsed:</text:p>
          </table:table-cell>
          <table:table-cell office:value-type="float" office:value="16.655872" calcext:value-type="float">
            <text:p>16.655872</text:p>
          </table:table-cell>
          <table:table-cell table:number-columns-repeated="2"/>
          <table:table-cell office:value-type="string" calcext:value-type="string">
            <text:p>res_dc_gapa_3.txt:#</text:p>
          </table:table-cell>
          <table:table-cell office:value-type="string" calcext:value-type="string">
            <text:p>Elapsed:</text:p>
          </table:table-cell>
          <table:table-cell office:value-type="float" office:value="69.610901" calcext:value-type="float">
            <text:p>69.610901</text:p>
          </table:table-cell>
        </table:table-row>
        <table:table-row table:style-name="ro1">
          <table:table-cell/>
          <table:table-cell office:value-type="string" calcext:value-type="string">
            <text:p>res_dc_euclid_ls_9.txt:#</text:p>
          </table:table-cell>
          <table:table-cell office:value-type="string" calcext:value-type="string">
            <text:p>Elapsed:</text:p>
          </table:table-cell>
          <table:table-cell office:value-type="float" office:value="16.063301" calcext:value-type="float">
            <text:p>16.063301</text:p>
          </table:table-cell>
          <table:table-cell table:number-columns-repeated="2"/>
          <table:table-cell office:value-type="string" calcext:value-type="string">
            <text:p>res_dc_gapa_4.txt:#</text:p>
          </table:table-cell>
          <table:table-cell office:value-type="string" calcext:value-type="string">
            <text:p>Elapsed:</text:p>
          </table:table-cell>
          <table:table-cell office:value-type="float" office:value="56.421829" calcext:value-type="float">
            <text:p>56.421829</text:p>
          </table:table-cell>
        </table:table-row>
        <table:table-row table:style-name="ro1">
          <table:table-cell/>
          <table:table-cell office:value-type="string" calcext:value-type="string">
            <text:p>res_dc_euclid_ls_10.txt:#</text:p>
          </table:table-cell>
          <table:table-cell office:value-type="string" calcext:value-type="string">
            <text:p>Elapsed:</text:p>
          </table:table-cell>
          <table:table-cell office:value-type="float" office:value="16.997032" calcext:value-type="float">
            <text:p>16.997032</text:p>
          </table:table-cell>
          <table:table-cell table:number-columns-repeated="2"/>
          <table:table-cell office:value-type="string" calcext:value-type="string">
            <text:p>res_dc_gapa_5.txt:#</text:p>
          </table:table-cell>
          <table:table-cell office:value-type="string" calcext:value-type="string">
            <text:p>Elapsed:</text:p>
          </table:table-cell>
          <table:table-cell office:value-type="float" office:value="50.443752" calcext:value-type="float">
            <text:p>50.4437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s_dc_gapa_6.txt:#</text:p>
          </table:table-cell>
          <table:table-cell office:value-type="string" calcext:value-type="string">
            <text:p>Elapsed:</text:p>
          </table:table-cell>
          <table:table-cell office:value-type="float" office:value="45.867878" calcext:value-type="float">
            <text:p>45.8678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s_dc_gapa_7.txt:#</text:p>
          </table:table-cell>
          <table:table-cell office:value-type="string" calcext:value-type="string">
            <text:p>Elapsed:</text:p>
          </table:table-cell>
          <table:table-cell office:value-type="float" office:value="45.324005" calcext:value-type="float">
            <text:p>45.324005</text:p>
          </table:table-cell>
        </table:table-row>
        <table:table-row table:style-name="ro1">
          <table:table-cell/>
          <table:table-cell office:value-type="string" calcext:value-type="string">
            <text:p>res_dc_gapa_0.txt:#</text:p>
          </table:table-cell>
          <table:table-cell office:value-type="string" calcext:value-type="string">
            <text:p>Elapsed:</text:p>
          </table:table-cell>
          <table:table-cell office:value-type="float" office:value="127.447899" calcext:value-type="float">
            <text:p>127.447899</text:p>
          </table:table-cell>
          <table:table-cell table:number-columns-repeated="2"/>
          <table:table-cell office:value-type="string" calcext:value-type="string">
            <text:p>res_dc_gapa_8.txt:#</text:p>
          </table:table-cell>
          <table:table-cell office:value-type="string" calcext:value-type="string">
            <text:p>Elapsed:</text:p>
          </table:table-cell>
          <table:table-cell office:value-type="float" office:value="43.553722" calcext:value-type="float">
            <text:p>43.5537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s_dc_gapa_9.txt:#</text:p>
          </table:table-cell>
          <table:table-cell office:value-type="string" calcext:value-type="string">
            <text:p>Elapsed:</text:p>
          </table:table-cell>
          <table:table-cell office:value-type="float" office:value="44.362072" calcext:value-type="float">
            <text:p>44.362072</text:p>
          </table:table-cell>
        </table:table-row>
        <table:table-row table:style-name="ro1">
          <table:table-cell/>
          <table:table-cell office:value-type="string" calcext:value-type="string">
            <text:p>res_dc_gapa_ls_0.txt:#</text:p>
          </table:table-cell>
          <table:table-cell office:value-type="string" calcext:value-type="string">
            <text:p>Elapsed:</text:p>
          </table:table-cell>
          <table:table-cell office:value-type="float" office:value="159.104477" calcext:value-type="float">
            <text:p>159.104477</text:p>
          </table:table-cell>
          <table:table-cell table:formula="of:=1-[.D32]/[.D34]" office:value-type="float" office:value="0.198967235849686" calcext:value-type="float">
            <text:p>0.1989672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_dc_gapa_ls_1.txt:#</text:p>
          </table:table-cell>
          <table:table-cell office:value-type="string" calcext:value-type="string">
            <text:p>Elapsed:</text:p>
          </table:table-cell>
          <table:table-cell office:value-type="float" office:value="177.188675" calcext:value-type="float">
            <text:p>177.188675</text:p>
          </table:table-cell>
          <table:table-cell table:number-columns-repeated="2"/>
          <table:table-cell office:value-type="string" calcext:value-type="string">
            <text:p>res_dc_ms1_10.txt:#</text:p>
          </table:table-cell>
          <table:table-cell office:value-type="string" calcext:value-type="string">
            <text:p>Elapsed:</text:p>
          </table:table-cell>
          <table:table-cell office:value-type="float" office:value="73.161659" calcext:value-type="float">
            <text:p>73.161659</text:p>
          </table:table-cell>
        </table:table-row>
        <table:table-row table:style-name="ro1">
          <table:table-cell/>
          <table:table-cell office:value-type="string" calcext:value-type="string">
            <text:p>res_dc_gapa_ls_2.txt:#</text:p>
          </table:table-cell>
          <table:table-cell office:value-type="string" calcext:value-type="string">
            <text:p>Elapsed:</text:p>
          </table:table-cell>
          <table:table-cell office:value-type="float" office:value="109.999718" calcext:value-type="float">
            <text:p>109.999718</text:p>
          </table:table-cell>
          <table:table-cell table:number-columns-repeated="2"/>
          <table:table-cell office:value-type="string" calcext:value-type="string">
            <text:p>res_dc_ms1_1.txt:#</text:p>
          </table:table-cell>
          <table:table-cell office:value-type="string" calcext:value-type="string">
            <text:p>Elapsed:</text:p>
          </table:table-cell>
          <table:table-cell office:value-type="float" office:value="116.211555" calcext:value-type="float">
            <text:p>116.211555</text:p>
          </table:table-cell>
        </table:table-row>
        <table:table-row table:style-name="ro1">
          <table:table-cell/>
          <table:table-cell office:value-type="string" calcext:value-type="string">
            <text:p>res_dc_gapa_ls_3.txt:#</text:p>
          </table:table-cell>
          <table:table-cell office:value-type="string" calcext:value-type="string">
            <text:p>Elapsed:</text:p>
          </table:table-cell>
          <table:table-cell office:value-type="float" office:value="81.943275" calcext:value-type="float">
            <text:p>81.943275</text:p>
          </table:table-cell>
          <table:table-cell table:number-columns-repeated="2"/>
          <table:table-cell office:value-type="string" calcext:value-type="string">
            <text:p>res_dc_ms1_2.txt:#</text:p>
          </table:table-cell>
          <table:table-cell office:value-type="string" calcext:value-type="string">
            <text:p>Elapsed:</text:p>
          </table:table-cell>
          <table:table-cell office:value-type="float" office:value="75.925079" calcext:value-type="float">
            <text:p>75.925079</text:p>
          </table:table-cell>
        </table:table-row>
        <table:table-row table:style-name="ro1">
          <table:table-cell/>
          <table:table-cell office:value-type="string" calcext:value-type="string">
            <text:p>res_dc_gapa_ls_4.txt:#</text:p>
          </table:table-cell>
          <table:table-cell office:value-type="string" calcext:value-type="string">
            <text:p>Elapsed:</text:p>
          </table:table-cell>
          <table:table-cell office:value-type="float" office:value="67.086754" calcext:value-type="float">
            <text:p>67.086754</text:p>
          </table:table-cell>
          <table:table-cell table:number-columns-repeated="2"/>
          <table:table-cell office:value-type="string" calcext:value-type="string">
            <text:p>res_dc_ms1_3.txt:#</text:p>
          </table:table-cell>
          <table:table-cell office:value-type="string" calcext:value-type="string">
            <text:p>Elapsed:</text:p>
          </table:table-cell>
          <table:table-cell office:value-type="float" office:value="75.286537" calcext:value-type="float">
            <text:p>75.286537</text:p>
          </table:table-cell>
        </table:table-row>
        <table:table-row table:style-name="ro1">
          <table:table-cell/>
          <table:table-cell office:value-type="string" calcext:value-type="string">
            <text:p>res_dc_gapa_ls_5.txt:#</text:p>
          </table:table-cell>
          <table:table-cell office:value-type="string" calcext:value-type="string">
            <text:p>Elapsed:</text:p>
          </table:table-cell>
          <table:table-cell office:value-type="float" office:value="58.682655" calcext:value-type="float">
            <text:p>58.682655</text:p>
          </table:table-cell>
          <table:table-cell table:number-columns-repeated="2"/>
          <table:table-cell office:value-type="string" calcext:value-type="string">
            <text:p>res_dc_ms1_4.txt:#</text:p>
          </table:table-cell>
          <table:table-cell office:value-type="string" calcext:value-type="string">
            <text:p>Elapsed:</text:p>
          </table:table-cell>
          <table:table-cell office:value-type="float" office:value="65.573196" calcext:value-type="float">
            <text:p>65.573196</text:p>
          </table:table-cell>
        </table:table-row>
        <table:table-row table:style-name="ro1">
          <table:table-cell/>
          <table:table-cell office:value-type="string" calcext:value-type="string">
            <text:p>res_dc_gapa_ls_6.txt:#</text:p>
          </table:table-cell>
          <table:table-cell office:value-type="string" calcext:value-type="string">
            <text:p>Elapsed:</text:p>
          </table:table-cell>
          <table:table-cell office:value-type="float" office:value="53.141834" calcext:value-type="float">
            <text:p>53.141834</text:p>
          </table:table-cell>
          <table:table-cell table:number-columns-repeated="2"/>
          <table:table-cell office:value-type="string" calcext:value-type="string">
            <text:p>res_dc_ms1_5.txt:#</text:p>
          </table:table-cell>
          <table:table-cell office:value-type="string" calcext:value-type="string">
            <text:p>Elapsed:</text:p>
          </table:table-cell>
          <table:table-cell office:value-type="float" office:value="62.658703" calcext:value-type="float">
            <text:p>62.658703</text:p>
          </table:table-cell>
        </table:table-row>
        <table:table-row table:style-name="ro1">
          <table:table-cell/>
          <table:table-cell office:value-type="string" calcext:value-type="string">
            <text:p>res_dc_gapa_ls_7.txt:#</text:p>
          </table:table-cell>
          <table:table-cell office:value-type="string" calcext:value-type="string">
            <text:p>Elapsed:</text:p>
          </table:table-cell>
          <table:table-cell office:value-type="float" office:value="51.641567" calcext:value-type="float">
            <text:p>51.641567</text:p>
          </table:table-cell>
          <table:table-cell table:number-columns-repeated="2"/>
          <table:table-cell office:value-type="string" calcext:value-type="string">
            <text:p>res_dc_ms1_6.txt:#</text:p>
          </table:table-cell>
          <table:table-cell office:value-type="string" calcext:value-type="string">
            <text:p>Elapsed:</text:p>
          </table:table-cell>
          <table:table-cell office:value-type="float" office:value="59.992996" calcext:value-type="float">
            <text:p>59.992996</text:p>
          </table:table-cell>
        </table:table-row>
        <table:table-row table:style-name="ro1">
          <table:table-cell/>
          <table:table-cell office:value-type="string" calcext:value-type="string">
            <text:p>res_dc_gapa_ls_8.txt:#</text:p>
          </table:table-cell>
          <table:table-cell office:value-type="string" calcext:value-type="string">
            <text:p>Elapsed:</text:p>
          </table:table-cell>
          <table:table-cell office:value-type="float" office:value="49.177864" calcext:value-type="float">
            <text:p>49.177864</text:p>
          </table:table-cell>
          <table:table-cell table:number-columns-repeated="2"/>
          <table:table-cell office:value-type="string" calcext:value-type="string">
            <text:p>res_dc_ms1_7.txt:#</text:p>
          </table:table-cell>
          <table:table-cell office:value-type="string" calcext:value-type="string">
            <text:p>Elapsed:</text:p>
          </table:table-cell>
          <table:table-cell office:value-type="float" office:value="64.184525" calcext:value-type="float">
            <text:p>64.184525</text:p>
          </table:table-cell>
        </table:table-row>
        <table:table-row table:style-name="ro1">
          <table:table-cell/>
          <table:table-cell office:value-type="string" calcext:value-type="string">
            <text:p>res_dc_gapa_ls_9.txt:#</text:p>
          </table:table-cell>
          <table:table-cell office:value-type="string" calcext:value-type="string">
            <text:p>Elapsed:</text:p>
          </table:table-cell>
          <table:table-cell office:value-type="float" office:value="49.773876" calcext:value-type="float">
            <text:p>49.773876</text:p>
          </table:table-cell>
          <table:table-cell table:number-columns-repeated="2"/>
          <table:table-cell office:value-type="string" calcext:value-type="string">
            <text:p>res_dc_ms1_8.txt:#</text:p>
          </table:table-cell>
          <table:table-cell office:value-type="string" calcext:value-type="string">
            <text:p>Elapsed:</text:p>
          </table:table-cell>
          <table:table-cell office:value-type="float" office:value="65.637245" calcext:value-type="float">
            <text:p>65.637245</text:p>
          </table:table-cell>
        </table:table-row>
        <table:table-row table:style-name="ro1">
          <table:table-cell/>
          <table:table-cell office:value-type="string" calcext:value-type="string">
            <text:p>res_dc_gapa_ls_10.txt:#</text:p>
          </table:table-cell>
          <table:table-cell office:value-type="string" calcext:value-type="string">
            <text:p>Elapsed:</text:p>
          </table:table-cell>
          <table:table-cell office:value-type="float" office:value="49.593552" calcext:value-type="float">
            <text:p>49.593552</text:p>
          </table:table-cell>
          <table:table-cell table:number-columns-repeated="2"/>
          <table:table-cell office:value-type="string" calcext:value-type="string">
            <text:p>res_dc_ms1_9.txt:#</text:p>
          </table:table-cell>
          <table:table-cell office:value-type="string" calcext:value-type="string">
            <text:p>Elapsed:</text:p>
          </table:table-cell>
          <table:table-cell office:value-type="float" office:value="68.062424" calcext:value-type="float">
            <text:p>68.06242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_dc_ms1_0.txt:#</text:p>
          </table:table-cell>
          <table:table-cell office:value-type="string" calcext:value-type="string">
            <text:p>Elapsed:</text:p>
          </table:table-cell>
          <table:table-cell office:value-type="float" office:value="101.098083" calcext:value-type="float">
            <text:p>101.09808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_dc_ms1_ls_0.txt:#</text:p>
          </table:table-cell>
          <table:table-cell office:value-type="string" calcext:value-type="string">
            <text:p>Elapsed:</text:p>
          </table:table-cell>
          <table:table-cell office:value-type="float" office:value="255.094437" calcext:value-type="float">
            <text:p>255.094437</text:p>
          </table:table-cell>
          <table:table-cell table:formula="of:=1-[.D47]/[.D49]" office:value-type="float" office:value="0.603683701655948" calcext:value-type="float">
            <text:p>0.6036837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_dc_ms1_ls_1.txt:#</text:p>
          </table:table-cell>
          <table:table-cell office:value-type="string" calcext:value-type="string">
            <text:p>Elapsed:</text:p>
          </table:table-cell>
          <table:table-cell office:value-type="float" office:value="272.583954" calcext:value-type="float">
            <text:p>272.5839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ms1_ls_2.txt:#</text:p>
          </table:table-cell>
          <table:table-cell office:value-type="string" calcext:value-type="string">
            <text:p>Elapsed:</text:p>
          </table:table-cell>
          <table:table-cell office:value-type="float" office:value="161.012955" calcext:value-type="float">
            <text:p>161.0129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ms1_ls_3.txt:#</text:p>
          </table:table-cell>
          <table:table-cell office:value-type="string" calcext:value-type="string">
            <text:p>Elapsed:</text:p>
          </table:table-cell>
          <table:table-cell office:value-type="float" office:value="135.754105" calcext:value-type="float">
            <text:p>135.7541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ms1_ls_4.txt:#</text:p>
          </table:table-cell>
          <table:table-cell office:value-type="string" calcext:value-type="string">
            <text:p>Elapsed:</text:p>
          </table:table-cell>
          <table:table-cell office:value-type="float" office:value="111.701134" calcext:value-type="float">
            <text:p>111.70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ms1_ls_5.txt:#</text:p>
          </table:table-cell>
          <table:table-cell office:value-type="string" calcext:value-type="string">
            <text:p>Elapsed:</text:p>
          </table:table-cell>
          <table:table-cell office:value-type="float" office:value="101.383369" calcext:value-type="float">
            <text:p>101.3833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ms1_ls_6.txt:#</text:p>
          </table:table-cell>
          <table:table-cell office:value-type="string" calcext:value-type="string">
            <text:p>Elapsed:</text:p>
          </table:table-cell>
          <table:table-cell office:value-type="float" office:value="93.671989" calcext:value-type="float">
            <text:p>93.67198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ms1_ls_7.txt:#</text:p>
          </table:table-cell>
          <table:table-cell office:value-type="string" calcext:value-type="string">
            <text:p>Elapsed:</text:p>
          </table:table-cell>
          <table:table-cell office:value-type="float" office:value="92.451836" calcext:value-type="float">
            <text:p>92.4518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ms1_ls_8.txt:#</text:p>
          </table:table-cell>
          <table:table-cell office:value-type="string" calcext:value-type="string">
            <text:p>Elapsed:</text:p>
          </table:table-cell>
          <table:table-cell office:value-type="float" office:value="91.808067" calcext:value-type="float">
            <text:p>91.8080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ms1_ls_9.txt:#</text:p>
          </table:table-cell>
          <table:table-cell office:value-type="string" calcext:value-type="string">
            <text:p>Elapsed:</text:p>
          </table:table-cell>
          <table:table-cell office:value-type="float" office:value="91.149406" calcext:value-type="float">
            <text:p>91.1494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_dc_ms1_ls_10.txt:#</text:p>
          </table:table-cell>
          <table:table-cell office:value-type="string" calcext:value-type="string">
            <text:p>Elapsed:</text:p>
          </table:table-cell>
          <table:table-cell office:value-type="float" office:value="93.900452" calcext:value-type="float">
            <text:p>93.90045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38:59.631558921</meta:creation-date>
    <dc:date>2019-01-09T14:09:37.718119855</dc:date>
    <meta:editing-duration>PT9M37S</meta:editing-duration>
    <meta:editing-cycles>1</meta:editing-cycles>
    <meta:generator>LibreOffice/5.1.6.2$Linux_X86_64 LibreOffice_project/10m0$Build-2</meta:generator>
    <meta:document-statistic meta:table-count="1" meta:cell-count="268" meta:object-count="0"/>
  </office:meta>
</office:document-meta>
</file>